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paragraph-rsid="000d41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d41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Complete Web Development Bootcamp 2024</text:p>
      <text:p text:style-name="Preformatted_20_Text"></text:p>
      <text:p text:style-name="P1">- Formatting API Requests</text:p>
      <text:p text:style-name="P1">- <text:span text:style-name="T3">Structuring API Requests</text:span></text:p>
      <text:p text:style-name="Preformatted_20_Text"></text:p>
      <text:p text:style-name="Preformatted_20_Text"><text:span text:style-name="T2">Query Parameter</text:span></text:p>
      <text:p text:style-name="Preformatted_20_Text">- e.g bored-api.appbrewery.com/endpont"<text:span text:style-name="T1">?query=value</text:span>"</text:p>
      <text:p text:style-name="Preformatted_20_Text"/>
      <text:p text:style-name="Preformatted_20_Text"/>
      <text:p text:style-name="Preformatted_20_Text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6T16:15:09.317922190</dc:date>
    <meta:editing-duration>PT3M32S</meta:editing-duration>
    <meta:editing-cycles>1</meta:editing-cycles>
    <meta:document-statistic meta:table-count="0" meta:image-count="0" meta:object-count="0" meta:page-count="1" meta:paragraph-count="8" meta:word-count="19" meta:character-count="170" meta:non-whitespace-character-count="146"/>
    <meta:generator>LibreOffice/7.3.7.2$Linux_X86_64 LibreOffice_project/30$Build-2</meta:generator>
  </office:meta>
</office:document-meta>
</file>